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65cm"/>
    </style:style>
    <style:style style:name="gr10" style:family="graphic" style:parent-style-name="textbodyindent">
      <style:graphic-properties draw:fill="solid" draw:fill-color="#9999ff" draw:opacity="20%" draw:textarea-horizontal-align="justify" draw:textarea-vertical-align="middle" draw:auto-grow-height="false" draw:shadow-opacity="20%"/>
    </style:style>
    <style:style style:name="gr11" style:family="graphic" style:parent-style-name="textbodyindent">
      <style:graphic-properties draw:fill="solid" draw:fill-color="#e6ff00" draw:opacity="20%" draw:textarea-horizontal-align="justify" draw:textarea-vertical-align="middle" draw:auto-grow-height="false" draw:shadow="hidden" draw:shadow-opacity="20%"/>
    </style:style>
    <style:style style:name="gr12" style:family="graphic" style:parent-style-name="textbodyindent">
      <style:graphic-properties draw:stroke="none" svg:stroke-color="#000000" draw:fill="none" draw:fill-color="#ffffff" draw:textarea-horizontal-align="left" draw:auto-grow-height="true" draw:auto-grow-width="true" fo:min-height="1.302cm" fo:min-width="1.122cm"/>
    </style:style>
    <style:style style:name="gr13" style:family="graphic">
      <style:graphic-properties style:protect="size"/>
    </style:style>
    <style:style style:name="pr1" style:family="presentation" style:parent-style-name="Default-notes" style:list-style-name="L3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3" style:family="paragraph">
      <style:paragraph-properties fo:margin-left="0cm" fo:margin-right="0cm" fo:text-align="center" fo:text-indent="0cm"/>
      <style:text-properties fo:font-size="23.1000003814697pt" style:font-size-asian="16pt" style:font-size-complex="16pt"/>
    </style:style>
    <style:style style:name="P4" style:family="paragraph">
      <style:paragraph-properties fo:margin-left="0cm" fo:margin-right="0cm" fo:text-align="center" fo:text-indent="0cm"/>
      <style:text-properties fo:font-size="23.6000003814697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7" style:family="paragraph">
      <style:paragraph-properties fo:margin-left="0.6cm" fo:margin-right="0cm" fo:text-indent="0cm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.2999992370605pt"/>
    </style:style>
    <style:style style:name="T4" style:family="text">
      <style:text-properties fo:font-size="16.2999992370605pt" fo:font-style="italic" style:font-style-asian="italic" style:font-style-complex="italic"/>
    </style:style>
    <style:style style:name="T5" style:family="text">
      <style:text-properties style:text-position="super 58%"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id="id18" draw:layer="layout" svg:width="3.81cm" svg:height="2.54cm" svg:x="24.13cm" svg:y="19.415cm">
          <text:p text:style-name="P1"><text:span text:style-name="T1">HARPS</text:span></text:p>
          <text:p text:style-name="P1"><text:span text:style-name="T1"><text:s/></text:span><text:span text:style-name="T1">Spectra</text:span></text:p>
          <text:p text:style-name="P1"><text:span text:style-name="T2">(20 star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3.771cm" svg:height="1.905cm" svg:x="12.952cm" svg:y="3.81cm">
          <text:p text:style-name="P1"><text:span text:style-name="T1">Initial</text:span></text:p>
          <text:p text:style-name="P1"><text:span text:style-name="T1">List of lin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4" draw:layer="layout" svg:width="3.771cm" svg:height="1.905cm" svg:x="7.024cm" svg:y="13.335cm">
          <text:p text:style-name="P1"><text:span text:style-name="T1">Atomic </text:span></text:p>
          <text:p text:style-name="P1"><text:span text:style-name="T1">paramet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1" draw:layer="layout" svg:width="3.769cm" svg:height="2.54cm" svg:x="24.171cm" svg:y="22.56cm">
          <text:p text:style-name="P1"><text:span text:style-name="T1">Stellar</text:span></text:p>
          <text:p text:style-name="P1"><text:span text:style-name="T1">parameters</text:span></text:p>
          <text:p text:style-name="P1"><text:span text:style-name="T2">(20 star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20" draw:layer="layout" svg:width="3.81cm" svg:height="2.54cm" svg:x="19.05cm" svg:y="22.566cm">
          <text:p text:style-name="P1"><text:span text:style-name="T1">Kurucz </text:span></text:p>
          <text:p text:style-name="P1"><text:span text:style-name="T1">Atmospheres</text:span></text:p>
          <text:p text:style-name="P1"><text:span text:style-name="T2">(20 star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2" draw:layer="layout" svg:width="3.81cm" svg:height="1.905cm" svg:x="1.27cm" svg:y="13.335cm">
          <text:p text:style-name="P1"><text:span text:style-name="T1">Solar </text:span></text:p>
          <text:p text:style-name="P1"><text:span text:style-name="T1">Paramete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6" draw:layer="layout" svg:width="3.857cm" svg:height="1.905cm" svg:x="6.948cm" svg:y="19.985cm">
          <text:p text:style-name="P1"><text:span text:style-name="T3">log</text:span><text:span text:style-name="T4"> g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3" draw:layer="layout" svg:width="3.81cm" svg:height="1.905cm" svg:x="1.27cm" svg:y="16.51cm">
          <text:p text:style-name="P1"><text:span text:style-name="T1">Kurucz Sun</text:span></text:p>
          <text:p text:style-name="P1"><text:span text:style-name="T1">Atmospher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9" draw:layer="layout" svg:width="4.445cm" svg:height="3.052cm" svg:x="12.624cm" svg:y="26.106cm">
          <text:p text:style-name="P1"><text:span text:style-name="T1">Are all lines</text:span></text:p>
          <text:p text:style-name="P1"><text:span text:style-name="T1">stab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id="id19" draw:layer="layout" svg:width="3.81cm" svg:height="1.905cm" svg:x="6.985cm" svg:y="26.704cm">
          <text:p text:style-name="P2"><text:span text:style-name="T1">Remove the </text:span></text:p>
          <text:p text:style-name="P2"><text:span text:style-name="T1">unstable lin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3.81cm" svg:height="1.905cm" svg:x="24.13cm" svg:y="10.16cm">
          <text:p text:style-name="P1"><text:span text:style-name="T1">Kurucz </text:span></text:p>
          <text:p text:style-name="P1"><text:span text:style-name="T1">Solar Spectru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id="id6" draw:layer="layout" svg:width="3.809cm" svg:height="1.905cm" svg:x="12.933cm" svg:y="6.985cm">
          <text:p text:style-name="P1"><text:span text:style-name="T1">IRAF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4.834cm" svg:y1="1.905cm" svg:x2="14.837cm" svg:y2="3.81cm" draw:start-shape="id1" draw:start-glue-point="2" draw:end-shape="id2" draw:end-glue-point="0">
          <text:p/>
        </draw:connector>
        <draw:custom-shape draw:style-name="gr2" draw:text-style-name="P2" draw:id="id7" draw:layer="layout" svg:width="3.81cm" svg:height="1.905cm" svg:x="12.932cm" svg:y="10.16cm">
          <text:p text:style-name="P1"><text:span text:style-name="T1">1</text:span><text:span text:style-name="T5">st</text:span><text:span text:style-name="T1"> selection </text:span></text:p>
          <text:p text:style-name="P1"><text:span text:style-name="T1">List of line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id="id8" draw:layer="layout" svg:width="3.81cm" svg:height="1.905cm" svg:x="12.951cm" svg:y="22.86cm">
          <text:p text:style-name="P1"><text:span text:style-name="T1">MOOG</text:span></text:p>
          <text:p text:style-name="P1"><text:span text:style-name="T2">'abfind' driv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id="id15" draw:layer="layout" svg:width="3.809cm" svg:height="1.905cm" svg:x="6.985cm" svg:y="16.51cm">
          <text:p text:style-name="P1"><text:span text:style-name="T1">MOOG</text:span></text:p>
          <text:p text:style-name="P1"><text:span text:style-name="T2">'ewfind' dri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3.813cm" svg:height="1.905cm" svg:x="12.931cm" svg:y="16.51cm">
          <text:p text:style-name="P1"><text:span text:style-name="T1">2</text:span><text:span text:style-name="T5">nd</text:span><text:span text:style-name="T1"> selection </text:span></text:p>
          <text:p text:style-name="P1"><text:span text:style-name="T1">List of lines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4.837cm" svg:y1="15.24cm" svg:x2="14.837cm" svg:y2="16.51cm" draw:start-shape="id3" draw:start-glue-point="2" draw:end-shape="id4" draw:end-glue-point="0">
          <text:p/>
        </draw:connector>
        <draw:connector draw:style-name="gr7" draw:text-style-name="P5" draw:layer="layout" draw:type="line" svg:x1="24.13cm" svg:y1="11.112cm" svg:x2="16.742cm" svg:y2="7.937cm" draw:start-shape="id5" draw:start-glue-point="3" draw:end-shape="id6" draw:end-glue-point="1">
          <text:p/>
        </draw:connector>
        <draw:connector draw:style-name="gr7" draw:text-style-name="P5" draw:layer="layout" draw:type="line" svg:x1="14.837cm" svg:y1="5.715cm" svg:x2="14.837cm" svg:y2="6.985cm" draw:start-shape="id2" draw:start-glue-point="2" draw:end-shape="id6" draw:end-glue-point="0">
          <text:p/>
        </draw:connector>
        <draw:connector draw:style-name="gr7" draw:text-style-name="P5" draw:layer="layout" draw:type="line" svg:x1="14.837cm" svg:y1="8.89cm" svg:x2="14.837cm" svg:y2="10.16cm" draw:start-shape="id6" draw:start-glue-point="2" draw:end-shape="id7" draw:end-glue-point="0">
          <text:p/>
        </draw:connector>
        <draw:custom-shape draw:style-name="gr6" draw:text-style-name="P2" draw:id="id3" draw:layer="layout" svg:width="3.81cm" svg:height="1.905cm" svg:x="12.932cm" svg:y="13.335cm">
          <text:p text:style-name="P1"><text:span text:style-name="T1">AR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1" draw:layer="layout" svg:width="5.08cm" svg:height="1.905cm" svg:x="12.306cm" svg:y="30.44cm">
          <text:p text:style-name="P1">Final List </text:p>
          <text:p text:style-name="P1">of Line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id="id1" draw:layer="layout" svg:width="4.445cm" svg:height="1.27cm" svg:x="12.612cm" svg:y="0.635cm">
          <text:p text:style-name="P1">VALD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14.856cm" svg:y1="24.765cm" svg:x2="14.846cm" svg:y2="26.106cm" draw:start-shape="id8" draw:start-glue-point="2" draw:end-shape="id9" draw:end-glue-point="4">
          <text:p/>
        </draw:connector>
        <draw:custom-shape draw:style-name="gr1" draw:text-style-name="P2" draw:id="id10" draw:layer="layout" svg:width="3.81cm" svg:height="1.905cm" svg:x="24.13cm" svg:y="13.335cm">
          <text:p text:style-name="P1"><text:span text:style-name="T1">HARPS Ceres</text:span></text:p>
          <text:p text:style-name="P1"><text:span text:style-name="T1">Solar Spectrum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24.13cm" svg:y1="14.287cm" svg:x2="16.742cm" svg:y2="14.287cm" draw:start-shape="id10" draw:start-glue-point="3" draw:end-shape="id3" draw:end-glue-point="1">
          <text:p/>
        </draw:connector>
        <draw:connector draw:style-name="gr7" draw:text-style-name="P5" draw:layer="layout" draw:type="line" svg:x1="24.13cm" svg:y1="11.112cm" svg:x2="16.742cm" svg:y2="14.287cm" draw:start-shape="id5" draw:start-glue-point="3" draw:end-shape="id3" draw:end-glue-point="1">
          <text:p/>
        </draw:connector>
        <draw:connector draw:style-name="gr7" draw:text-style-name="P5" draw:layer="layout" draw:type="line" svg:x1="14.846cm" svg:y1="29.158cm" svg:x2="14.846cm" svg:y2="30.44cm" draw:start-shape="id9" draw:start-glue-point="6" draw:end-shape="id11" draw:end-glue-point="0">
          <text:p/>
        </draw:connector>
        <draw:frame draw:style-name="gr9" draw:text-style-name="P6" draw:layer="layout" svg:width="1.226cm" svg:height="0.882cm" svg:x="11.43cm" svg:y="26.83cm">
          <draw:text-box>
            <text:p text:style-name="P1"><text:span text:style-name="T2">no</text:span></text:p>
          </draw:text-box>
        </draw:frame>
        <draw:frame draw:style-name="gr9" draw:text-style-name="P6" draw:layer="layout" svg:width="1.226cm" svg:height="0.882cm" svg:x="14.905cm" svg:y="29.223cm">
          <draw:text-box>
            <text:p text:style-name="P1"><text:span text:style-name="T2">yes</text:span></text:p>
          </draw:text-box>
        </draw:frame>
        <draw:connector draw:style-name="gr7" draw:text-style-name="P5" draw:layer="layout" draw:type="line" svg:x1="14.837cm" svg:y1="12.065cm" svg:x2="14.837cm" svg:y2="13.335cm" draw:start-shape="id7" draw:start-glue-point="2" draw:end-shape="id3" draw:end-glue-point="0">
          <text:p/>
        </draw:connector>
        <draw:connector draw:style-name="gr7" draw:text-style-name="P5" draw:layer="layout" draw:type="line" svg:x1="3.175cm" svg:y1="15.24cm" svg:x2="3.175cm" svg:y2="16.51cm" draw:start-shape="id12" draw:start-glue-point="2" draw:end-shape="id13" draw:end-glue-point="0">
          <text:p/>
        </draw:connector>
        <draw:connector draw:style-name="gr7" draw:text-style-name="P5" draw:layer="layout" svg:x1="8.909cm" svg:y1="15.24cm" svg:x2="8.889cm" svg:y2="16.51cm" draw:start-shape="id14" draw:start-glue-point="2" draw:end-shape="id15" draw:end-glue-point="0">
          <text:p/>
        </draw:connector>
        <draw:custom-shape draw:style-name="gr6" draw:text-style-name="P2" draw:id="id17" draw:layer="layout" svg:width="3.81cm" svg:height="1.905cm" svg:x="12.941cm" svg:y="19.685cm">
          <text:p text:style-name="P1"><text:span text:style-name="T1">ARES</text:span></text:p>
          <text:p text:style-name="P1"><text:span text:style-name="T2">(20 stars)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2.931cm" svg:y1="17.462cm" svg:x2="10.794cm" svg:y2="17.462cm" draw:start-shape="id4" draw:start-glue-point="3" draw:end-shape="id15" draw:end-glue-point="1">
          <text:p/>
        </draw:connector>
        <draw:connector draw:style-name="gr7" draw:text-style-name="P5" draw:layer="layout" svg:x1="10.795cm" svg:y1="14.287cm" svg:x2="12.951cm" svg:y2="23.812cm" draw:start-shape="id14" draw:start-glue-point="1" draw:end-shape="id8" draw:end-glue-point="3">
          <text:p/>
        </draw:connector>
        <draw:connector draw:style-name="gr7" draw:text-style-name="P5" draw:layer="layout" svg:x1="5.08cm" svg:y1="17.462cm" svg:x2="6.985cm" svg:y2="17.462cm" draw:start-shape="id13" draw:start-glue-point="1" draw:end-shape="id15" draw:end-glue-point="3">
          <text:p/>
        </draw:connector>
        <draw:connector draw:style-name="gr7" draw:text-style-name="P5" draw:layer="layout" svg:x1="8.889cm" svg:y1="18.415cm" svg:x2="8.876cm" svg:y2="19.985cm" draw:start-shape="id15" draw:start-glue-point="2" draw:end-shape="id16" draw:end-glue-point="0">
          <text:p/>
        </draw:connector>
        <draw:connector draw:style-name="gr7" draw:text-style-name="P5" draw:layer="layout" svg:x1="14.846cm" svg:y1="21.59cm" svg:x2="14.856cm" svg:y2="22.86cm" draw:start-shape="id17" draw:start-glue-point="2" draw:end-shape="id8" draw:end-glue-point="0">
          <text:p/>
        </draw:connector>
        <draw:connector draw:style-name="gr7" draw:text-style-name="P5" draw:layer="layout" svg:x1="24.13cm" svg:y1="20.685cm" svg:x2="16.751cm" svg:y2="20.637cm" draw:start-shape="id18" draw:start-glue-point="3" draw:end-shape="id17">
          <text:p/>
        </draw:connector>
        <draw:connector draw:style-name="gr7" draw:text-style-name="P5" draw:layer="layout" svg:x1="12.624cm" svg:y1="27.631cm" svg:x2="10.795cm" svg:y2="27.656cm" draw:start-shape="id9" draw:start-glue-point="5" draw:end-shape="id19" draw:end-glue-point="1">
          <text:p/>
        </draw:connector>
        <draw:connector draw:style-name="gr7" draw:text-style-name="P5" draw:layer="layout" svg:x1="8.89cm" svg:y1="28.609cm" svg:x2="12.306cm" svg:y2="31.392cm" draw:start-shape="id19" draw:start-glue-point="2" draw:end-shape="id11" draw:end-glue-point="3">
          <text:p/>
        </draw:connector>
        <draw:connector draw:style-name="gr7" draw:text-style-name="P5" draw:layer="layout" svg:x1="19.05cm" svg:y1="23.836cm" svg:x2="16.761cm" svg:y2="23.812cm" draw:start-shape="id20" draw:start-glue-point="3" draw:end-shape="id8">
          <text:p/>
        </draw:connector>
        <draw:connector draw:style-name="gr7" draw:text-style-name="P5" draw:layer="layout" svg:x1="24.171cm" svg:y1="23.83cm" svg:x2="22.86cm" svg:y2="23.836cm" draw:start-shape="id21" draw:start-glue-point="3" draw:end-shape="id20" draw:end-glue-point="1">
          <text:p/>
        </draw:connector>
        <draw:connector draw:style-name="gr7" draw:text-style-name="P5" draw:layer="layout" svg:x1="14.837cm" svg:y1="18.415cm" svg:x2="14.846cm" svg:y2="19.685cm" draw:start-shape="id4" draw:start-glue-point="2" draw:end-shape="id17" draw:end-glue-point="0">
          <text:p/>
        </draw:connector>
        <draw:connector draw:style-name="gr7" draw:text-style-name="P5" draw:layer="layout" svg:x1="8.876cm" svg:y1="21.89cm" svg:x2="12.951cm" svg:y2="23.812cm" draw:start-shape="id16" draw:start-glue-point="2" draw:end-shape="id8" draw:end-glue-point="3">
          <text:p/>
        </draw:connector>
        <draw:connector draw:style-name="gr7" draw:text-style-name="P5" draw:layer="layout" svg:x1="12.612cm" svg:y1="1.27cm" svg:x2="8.909cm" svg:y2="13.335cm" draw:start-shape="id1" draw:start-glue-point="3" draw:end-shape="id14" draw:end-glue-point="0">
          <text:p/>
        </draw:connector>
        <draw:custom-shape draw:style-name="gr10" draw:text-style-name="P5" draw:layer="layout" svg:width="11.43cm" svg:height="10.16cm" svg:x="0cm" svg:y="12.7cm">
          <text:p text:style-name="P7"/>
          <draw:enhanced-geometry svg:viewBox="0 0 21600 21600" draw:type="rectangle" draw:enhanced-path="M 0 0 L 21600 0 21600 21600 0 21600 0 0 Z N"/>
        </draw:custom-shape>
        <draw:polygon draw:style-name="gr11" draw:text-style-name="P5" draw:layer="layout" svg:width="6.348cm" svg:height="34.289cm" svg:x="11.431cm" svg:y="0cm" svg:viewBox="0 0 6349 34290" draw:points="0,34290 0,0 6349,0 6349,34290">
          <text:p text:style-name="P7"/>
        </draw:polygon>
        <draw:frame draw:style-name="gr12" draw:text-style-name="P7" draw:layer="layout" svg:width="1.665cm" svg:height="1.195cm" svg:x="15.875cm" svg:y="32.995cm">
          <draw:text-box>
            <text:p text:style-name="P7">a)</text:p>
          </draw:text-box>
        </draw:frame>
        <draw:frame draw:style-name="gr12" draw:text-style-name="P7" draw:layer="layout" svg:width="1.665cm" svg:height="1.552cm" svg:x="0cm" svg:y="21.608cm">
          <draw:text-box>
            <text:p text:style-name="P7">b)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9.693cm" fo:page-height="35.5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587cm" svg:height="6.691cm" svg:x="2.794cm" svg:y="3.076cm" draw:page-number="1"/>
      <draw:page-thumbnail draw:layer="backgroundobjects" svg:width="5.587cm" svg:height="6.691cm" svg:x="11.176cm" svg:y="3.076cm"/>
      <draw:page-thumbnail draw:layer="backgroundobjects" svg:width="5.587cm" svg:height="6.691cm" svg:x="19.558cm" svg:y="3.076cm"/>
      <draw:page-thumbnail draw:layer="backgroundobjects" svg:width="5.587cm" svg:height="6.691cm" svg:x="2.794cm" svg:y="11.82cm"/>
      <draw:page-thumbnail draw:layer="backgroundobjects" svg:width="5.587cm" svg:height="6.691cm" svg:x="11.176cm" svg:y="11.82cm"/>
      <draw:page-thumbnail draw:layer="backgroundobjects" svg:width="5.587cm" svg:height="6.691cm" svg:x="19.558cm" svg:y="11.82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6.724cm" svg:height="5.089cm" svg:x="1.481cm" svg:y="1.211cm" presentation:class="title" presentation:placeholder="true">
        <draw:text-box/>
      </draw:frame>
      <draw:frame presentation:style-name="Default-outline1" draw:layer="backgroundobjects" svg:width="26.724cm" svg:height="20.115cm" svg:x="1.481cm" svg:y="7.129cm" presentation:class="outline" presentation:placeholder="true">
        <draw:text-box/>
      </draw:frame>
      <draw:frame presentation:style-name="pr1" draw:text-style-name="P1" draw:layer="backgroundobjects" svg:width="6.916cm" svg:height="2.102cm" svg:x="1.481cm" svg:y="27.764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9.412cm" svg:height="2.102cm" svg:x="10.151cm" svg:y="27.764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916cm" svg:height="2.102cm" svg:x="21.284cm" svg:y="27.764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Vasco Neves</meta:initial-creator>
    <meta:creation-date>2008-05-28T01:45:33</meta:creation-date>
    <dc:creator>Vasco Neves</dc:creator>
    <dc:date>2008-06-15T21:04:15</dc:date>
    <meta:editing-cycles>25</meta:editing-cycles>
    <meta:editing-duration>P2DT17H22M31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